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margin-top="0cm" fo:margin-bottom="0.499cm" style:contextual-spacing="false" fo:orphans="2" fo:widows="2"/>
    </style:style>
    <style:style style:name="P3" style:family="paragraph" style:parent-style-name="tfTitre_20_Chapitre">
      <style:text-properties fo:font-size="16pt" style:font-size-asian="16pt" style:font-size-complex="16pt"/>
    </style:style>
    <style:style style:name="P4" style:family="paragraph" style:parent-style-name="Text_20_body">
      <style:paragraph-properties fo:line-height="100%"/>
      <style:text-properties style:font-name="Arial3" officeooo:rsid="00e096d0" officeooo:paragraph-rsid="00b6ca94" style:font-size-asian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1e6a39" loext:opacity="100%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4000" loext:opacity="100%"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b47804" loext:opacity="100%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5983b0" loext:opacity="100%" fo:font-size="10pt" style:font-size-asian="10pt" style:font-size-complex="10pt"/>
    </style:style>
    <style:style style:name="T1" style:family="text">
      <style:text-properties officeooo:rsid="00e43f97"/>
    </style:style>
    <style:style style:name="T2" style:family="text">
      <style:text-properties fo:font-variant="normal" fo:text-transform="none" fo:color="#7f0055" loext:opacity="100%" fo:letter-spacing="normal" fo:font-style="normal" fo:font-weight="bold"/>
    </style:style>
    <style:style style:name="T3" style:family="text">
      <style:text-properties fo:font-variant="normal" fo:text-transform="none" fo:color="#7f0055" loext:opacity="100%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7f0055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8b" loext:opacity="100%" fo:letter-spacing="normal" fo:font-style="normal" fo:font-weight="bold"/>
    </style:style>
    <style:style style:name="T8" style:family="text">
      <style:text-properties fo:font-variant="normal" fo:text-transform="none" fo:color="#006400" loext:opacity="100%" fo:letter-spacing="normal" fo:font-style="normal" fo:font-weight="normal"/>
    </style:style>
    <style:style style:name="T9" style:family="text">
      <style:text-properties fo:font-variant="normal" fo:text-transform="none" fo:color="#b04600" loext:opacity="100%" fo:letter-spacing="normal" fo:font-style="normal" fo:font-weight="normal"/>
    </style:style>
    <style:style style:name="T10" style:family="text">
      <style:text-properties fo:color="#1e6a39" loext:opacity="100%" fo:font-size="10pt" style:font-size-asian="10pt" style:font-size-complex="10pt"/>
    </style:style>
    <style:style style:name="T11" style:family="text">
      <style:text-properties fo:color="#ff4000" loext:opacity="100%" fo:font-size="10pt" style:font-size-asian="10pt" style:font-size-complex="10pt"/>
    </style:style>
    <style:style style:name="T12" style:family="text">
      <style:text-properties fo:color="#ff4000" loext:opacity="100%" style:text-position="super 58%" fo:font-size="10pt" style:font-size-asian="10pt" style:font-size-complex="10pt"/>
    </style:style>
    <style:style style:name="T13" style:family="text">
      <style:text-properties fo:color="#780373" loext:opacity="100%" style:font-name="Liberation Mono2" fo:font-size="10pt" fo:font-weight="normal" style:font-size-asian="10pt" style:font-size-complex="10pt"/>
    </style:style>
    <style:style style:name="T14" style:family="text">
      <style:text-properties fo:color="#b47804" loext:opacity="100%" fo:font-size="10pt" style:font-size-asian="10pt" style:font-size-complex="10pt"/>
    </style:style>
    <style:style style:name="T15" style:family="text">
      <style:text-properties fo:color="#5983b0" loext:opacity="100%" fo:font-size="10pt" style:font-size-asian="10pt" style:font-size-complex="10pt"/>
    </style:style>
    <style:style style:name="gr1" style:family="graphic">
      <style:graphic-properties svg:stroke-width="0.03cm" svg:stroke-color="#1e6a39" draw:marker-start-width="0.39cm" draw:marker-end-width="0.39cm" draw:fill="none" draw:textarea-vertical-align="middle" draw:auto-grow-height="false" fo:min-height="0.958cm" fo:min-width="0.12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b47804" draw:marker-start-width="0.39cm" draw:marker-end-width="0.39cm" draw:fill="none" draw:textarea-vertical-align="middle" draw:auto-grow-height="false" fo:min-height="0.958cm" fo:min-width="0.12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cm" svg:stroke-color="#1e6a39" draw:marker-start="Triangle" draw:marker-start-width="0.25cm" draw:marker-end-width="0.39cm" draw:fill="none" draw:fill-color="#ffffff" fo:min-height="0.813cm" fo:padding-top="0.101cm" fo:padding-bottom="0.101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cm" svg:stroke-color="#b47804" draw:marker-start-width="0.39cm" draw:marker-end-width="0.39cm" draw:fill="none" draw:textarea-vertical-align="middle" draw:auto-grow-height="false" fo:min-height="3.614cm" fo:min-width="0.12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cm" svg:stroke-color="#ff7b59" draw:marker-start-width="0.39cm" draw:marker-end="Arrow" draw:marker-end-width="0.2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3cm" svg:stroke-color="#ff7b59" draw:marker-start="Triangle" draw:marker-start-width="0.25cm" draw:marker-end-width="0.39cm" draw:fill="none" draw:fill-color="#ffffff" draw:textarea-vertical-align="middle" fo:min-height="0.843cm" fo:padding-top="0.101cm" fo:padding-bottom="0.101cm" fo:padding-left="0.199cm" fo:padding-right="0.199cm" draw:caption-type="angled-connector-line" draw:caption-gap="0cm" draw:caption-escape-direction="horizontal" draw:caption-escape="50%" draw:caption-fit-line-length="tru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cm" svg:stroke-color="#b47804" draw:marker-start="Triangle" draw:marker-start-width="0.25cm" draw:marker-end-width="0.39cm" draw:fill="none" draw:fill-color="#ffffff" fo:min-height="0.407cm" fo:padding-top="0.101cm" fo:padding-bottom="0.101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cm" svg:stroke-color="#b47804" draw:marker-start-width="0.39cm" draw:marker-end-width="0.39cm" draw:fill="none" draw:textarea-vertical-align="middle" draw:auto-grow-height="false" fo:min-height="0.986cm" fo:min-width="0.15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cm" svg:stroke-color="#b47804" draw:marker-start="Triangle" draw:marker-start-width="0.25cm" draw:marker-end-width="0.39cm" draw:fill="none" draw:fill-color="#ffffff" fo:min-height="0.813cm" fo:padding-top="0.101cm" fo:padding-bottom="0.101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cm" svg:stroke-color="#3465a4" draw:marker-start="Triangle" draw:marker-start-width="0.25cm" draw:marker-end-width="0.39cm" draw:fill="none" draw:fill-color="#ffffff" fo:min-height="0.813cm" fo:padding-top="0.101cm" fo:padding-bottom="0.101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3cm" svg:stroke-color="#ff7b59" draw:marker-start="Triangle" draw:marker-start-width="0.25cm" draw:marker-end-width="0.39cm" draw:fill="none" draw:fill-color="#ffffff" draw:textarea-vertical-align="middle" fo:min-height="0.813cm" fo:padding-top="0.101cm" fo:padding-bottom="0.101cm" fo:padding-left="0.199cm" fo:padding-right="0.199cm" draw:caption-type="angled-connector-line" draw:caption-gap="0cm" draw:caption-escape-direction="horizontal" draw:caption-escape="50%" draw:caption-fit-line-length="tru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ogrammation orientée objet</text:span> : Synthèse de cours</text:p>
      <text:p text:style-name="Standard"><draw:caption text:anchor-type="paragraph" draw:z-index="0" draw:name="Légende 4" draw:style-name="gr11" draw:text-style-name="P8" svg:width="9.963cm" svg:height="1.015cm" svg:x="9.04cm" svg:y="0.145cm" draw:caption-point-x="-6.775cm" draw:caption-point-y="0.526cm"><text:p><text:span text:style-name="T11">Création d’une classe « Dé ». Pas de parenthèses</text:span></text:p><text:p><text:span text:style-name="T11">Par convention, les noms de classe commencent par une majuscule.</text:span></text:p></draw:caption></text:p>
      <text:p text:style-name="P1"><text:span text:style-name="Source_20_Text"><text:span text:style-name="T2">class</text:span></text:span><text:span text:style-name="Source_20_Text"><text:span text:style-name="T6"> </text:span></text:span><text:span text:style-name="Source_20_Text"><text:span text:style-name="T7">Dé</text:span></text:span><text:span text:style-name="Source_20_Text"><text:span text:style-name="T6">:</text:span></text:span></text:p>
      <text:p text:style-name="P1"><text:span text:style-name="Source_20_Text"><text:span text:style-name="T6"/></text:span></text:p>
      <text:p text:style-name="P1"><draw:caption text:anchor-type="paragraph" draw:z-index="1" draw:name="Légende 5" draw:style-name="gr10" draw:text-style-name="P10" svg:width="4.844cm" svg:height="1.015cm" svg:x="14.159cm" svg:y="0.071cm" draw:caption-point-x="-0.658cm" draw:caption-point-y="0.526cm"><text:p><text:span text:style-name="T15">Documentation qui s’affichera en tapant help(Dé)</text:span></text:p></draw:caption><text:span text:style-name="Source_20_Text"><text:span text:style-name="T6"/></text:span></text:p>
      <text:p text:style-name="P1"><text:span text:style-name="Source_20_Text"><text:span text:style-name="T5"><text:s text:c="4"/></text:span></text:span><text:span text:style-name="Source_20_Text"><text:span text:style-name="T8">"""Crée un objet "dé" dont on précise le nombre de faces"""</text:span></text:span></text:p>
      <text:p text:style-name="P1"><text:span text:style-name="Source_20_Text"><text:span text:style-name="T8"/></text:span></text:p>
      <text:p text:style-name="P1"><draw:caption text:anchor-type="paragraph" draw:z-index="2" draw:name="Légende 6" draw:style-name="gr9" draw:text-style-name="P9" svg:width="7.654cm" svg:height="1.015cm" svg:x="11.335cm" svg:y="0.076cm" draw:caption-point-x="-3.584cm" draw:caption-point-y="0.533cm"><text:p><text:span text:style-name="T14">Méthode « Constructeur » qui sera appelée lors de</text:span></text:p><text:p><text:span text:style-name="T14">l’instanciation (création) d’un objet de la classe Dé</text:span></text:p></draw:caption><text:span text:style-name="Source_20_Text"><text:span text:style-name="T8"/></text:span></text:p>
      <text:p text:style-name="P1"><draw:line text:anchor-type="paragraph" draw:z-index="8" draw:name="Ligne 3" draw:style-name="gr5" draw:text-style-name="P7" svg:x1="7.121cm" svg:y1="7.112cm" svg:x2="4.313cm" svg:y2="0.397cm"><text:p/></draw:line><text:span text:style-name="Source_20_Text"><text:span text:style-name="T5"><text:s text:c="4"/></text:span></text:span><text:span text:style-name="Source_20_Text"><text:span text:style-name="T2">def</text:span></text:span><text:span text:style-name="Source_20_Text"><text:span text:style-name="T6"> </text:span></text:span><text:span text:style-name="Source_20_Text"><text:span text:style-name="T7">__init__</text:span></text:span><text:span text:style-name="Source_20_Text"><text:span text:style-name="T6">(</text:span></text:span><text:span text:style-name="Source_20_Text"><text:span text:style-name="T4">self</text:span></text:span><text:span text:style-name="Source_20_Text"><text:span text:style-name="T6">, nbre_faces):</text:span></text:span></text:p>
      <text:p text:style-name="P1"><text:span text:style-name="Source_20_Text"><text:span text:style-name="T5"><text:s text:c="8"/></text:span></text:span><text:span text:style-name="Source_20_Text"><text:span text:style-name="T8">"""nbre_faces : entier strictement positif"""</text:span></text:span></text:p>
      <text:p text:style-name="P1"><text:span text:style-name="Source_20_Text"><text:span text:style-name="T5"/></text:span></text:p>
      <text:p text:style-name="P1"><draw:caption text:anchor-type="paragraph" draw:z-index="3" draw:name="Légende 1" draw:style-name="gr9" draw:text-style-name="P9" svg:width="7.903cm" svg:height="1.015cm" svg:x="11.086cm" svg:y="0.344cm" draw:caption-point-x="-1.316cm" draw:caption-point-y="0.508cm"><text:p><text:span text:style-name="T14">Déclaration des « attributs » (variables) dans la méthode constructeur.</text:span></text:p></draw:caption><draw:custom-shape text:anchor-type="paragraph" draw:z-index="4" draw:name="Forme 1" draw:style-name="gr8" draw:text-style-name="P5" svg:width="0.426cm" svg:height="1.04cm" svg:x="9.243cm" svg:y="0.32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3" draw:name="Forme 3" draw:style-name="gr2" draw:text-style-name="P5" svg:width="0.426cm" svg:height="1.04cm" svg:x="9.243cm" svg:y="0.32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Source_20_Text"><text:span text:style-name="T5"/></text:span></text:p>
      <text:p text:style-name="P1"><text:span text:style-name="Source_20_Text"><text:span text:style-name="T5"><text:s text:c="8"/></text:span></text:span><text:span text:style-name="Source_20_Text"><text:span text:style-name="T4">self</text:span></text:span><text:span text:style-name="Source_20_Text"><text:span text:style-name="T6">.nombre_de_faces = nbre_faces</text:span></text:span></text:p>
      <text:p text:style-name="P1"><text:span text:style-name="Source_20_Text"><text:span text:style-name="T5"><text:s text:c="8"/></text:span></text:span><text:span text:style-name="Source_20_Text"><text:span text:style-name="T4">self</text:span></text:span><text:span text:style-name="Source_20_Text"><text:span text:style-name="T6">.valeur = </text:span></text:span><text:span text:style-name="Source_20_Text"><text:span text:style-name="T4">self</text:span></text:span><text:span text:style-name="Source_20_Text"><text:span text:style-name="T6">.relancer(</text:span></text:span><text:span text:style-name="Source_20_Text"><text:span text:style-name="T2">False</text:span></text:span><text:span text:style-name="Source_20_Text"><text:span text:style-name="T6">)</text:span></text:span></text:p>
      <text:p text:style-name="P1"/>
      <text:p text:style-name="P1"><draw:caption text:anchor-type="paragraph" draw:z-index="5" draw:name="Légende 2" draw:style-name="gr7" draw:text-style-name="P9" svg:width="7.887cm" svg:height="0.609cm" svg:x="11.102cm" svg:y="0.219cm" draw:caption-point-x="-1.58cm" draw:caption-point-y="0.564cm"><text:p><text:span text:style-name="T14">Puis, déclaration des autres « méthodes » (fonctions)</text:span></text:p></draw:caption><draw:line text:anchor-type="paragraph" draw:z-index="7" draw:name="Ligne 2" draw:style-name="gr5" draw:text-style-name="P7" svg:x1="7.121cm" svg:y1="4.309cm" svg:x2="4.385cm" svg:y2="0.374cm"><text:p/></draw:line><draw:custom-shape text:anchor-type="paragraph" draw:z-index="9" draw:name="Forme 2" draw:style-name="gr4" draw:text-style-name="P5" svg:width="0.426cm" svg:height="3.841cm" svg:x="9.23cm" svg:y="0.0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Source_20_Text"><text:span text:style-name="T5"><text:s text:c="4"/></text:span></text:span><text:span text:style-name="Source_20_Text"><text:span text:style-name="T2">def</text:span></text:span><text:span text:style-name="Source_20_Text"><text:span text:style-name="T6"> </text:span></text:span><text:span text:style-name="Source_20_Text"><text:span text:style-name="T7">relancer</text:span></text:span><text:span text:style-name="Source_20_Text"><text:span text:style-name="T6">(</text:span></text:span><text:span text:style-name="Source_20_Text"><text:span text:style-name="T4">self</text:span></text:span><text:span text:style-name="Source_20_Text"><text:span text:style-name="T6">, pipé = </text:span></text:span><text:span text:style-name="Source_20_Text"><text:span text:style-name="T2">False</text:span></text:span><text:span text:style-name="Source_20_Text"><text:span text:style-name="T6">):</text:span></text:span></text:p>
      <text:p text:style-name="P1"><text:span text:style-name="Source_20_Text"><text:span text:style-name="T5"><text:s text:c="8"/></text:span></text:span><text:span text:style-name="Source_20_Text"><text:span text:style-name="T8">"""pipé : booléen"""</text:span></text:span></text:p>
      <text:p text:style-name="P1"><text:span text:style-name="Source_20_Text"><text:span text:style-name="T5"><text:s text:c="8"/></text:span></text:span><text:span text:style-name="Source_20_Text"><text:span text:style-name="T2">if</text:span></text:span><text:span text:style-name="Source_20_Text"><text:span text:style-name="T6"> pipé:</text:span></text:span></text:p>
      <text:p text:style-name="P1"><text:span text:style-name="Source_20_Text"><text:span text:style-name="T5"><text:s text:c="12"/></text:span></text:span><text:span text:style-name="Source_20_Text"><text:span text:style-name="T4">self</text:span></text:span><text:span text:style-name="Source_20_Text"><text:span text:style-name="T6">.valeur = random.randint(</text:span></text:span><text:span text:style-name="Source_20_Text"><text:span text:style-name="T4">self</text:span></text:span><text:span text:style-name="Source_20_Text"><text:span text:style-name="T6">.nombre_de_faces // </text:span></text:span><text:span text:style-name="Source_20_Text"><text:span text:style-name="T9">2</text:span></text:span><text:span text:style-name="Source_20_Text"><text:span text:style-name="T6">, </text:span></text:span><text:span text:style-name="Source_20_Text"><text:span text:style-name="T4">self</text:span></text:span><text:span text:style-name="Source_20_Text"><text:span text:style-name="T6">.nombre_de_faces)</text:span></text:span></text:p>
      <text:p text:style-name="P1"><text:span text:style-name="Source_20_Text"><text:span text:style-name="T5"><text:s text:c="8"/></text:span></text:span><text:span text:style-name="Source_20_Text"><text:span text:style-name="T2">else</text:span></text:span><text:span text:style-name="Source_20_Text"><text:span text:style-name="T6">:</text:span></text:span></text:p>
      <text:p text:style-name="P1"><text:span text:style-name="Source_20_Text"><text:span text:style-name="T5"><text:s text:c="12"/></text:span></text:span><text:span text:style-name="Source_20_Text"><text:span text:style-name="T4">self</text:span></text:span><text:span text:style-name="Source_20_Text"><text:span text:style-name="T6">.valeur = random.randint(</text:span></text:span><text:span text:style-name="Source_20_Text"><text:span text:style-name="T9">1</text:span></text:span><text:span text:style-name="Source_20_Text"><text:span text:style-name="T6">, </text:span></text:span><text:span text:style-name="Source_20_Text"><text:span text:style-name="T4">self</text:span></text:span><text:span text:style-name="Source_20_Text"><text:span text:style-name="T6">.nombre_de_faces)</text:span></text:span></text:p>
      <text:p text:style-name="P1"><text:span text:style-name="Source_20_Text"><text:span text:style-name="T5"><text:s text:c="8"/></text:span></text:span><text:span text:style-name="Source_20_Text"><text:span text:style-name="T2">return</text:span></text:span><text:span text:style-name="Source_20_Text"><text:span text:style-name="T6"> </text:span></text:span><text:span text:style-name="Source_20_Text"><text:span text:style-name="T4">self</text:span></text:span><text:span text:style-name="Source_20_Text"><text:span text:style-name="T6">.valeur</text:span></text:span></text:p>
      <text:p text:style-name="P1"/>
      <text:p text:style-name="P1"><text:span text:style-name="Source_20_Text"><text:span text:style-name="T5"><text:s text:c="4"/></text:span></text:span><text:span text:style-name="Source_20_Text"><text:span text:style-name="T2">def</text:span></text:span><text:span text:style-name="Source_20_Text"><text:span text:style-name="T6"> </text:span></text:span><text:span text:style-name="Source_20_Text"><text:span text:style-name="T7">__repr__</text:span></text:span><text:span text:style-name="Source_20_Text"><text:span text:style-name="T6">(</text:span></text:span><text:span text:style-name="Source_20_Text"><text:span text:style-name="T4">self</text:span></text:span><text:span text:style-name="Source_20_Text"><text:span text:style-name="T6">):</text:span></text:span></text:p>
      <text:p text:style-name="P1"><draw:caption text:anchor-type="paragraph" draw:z-index="6" draw:name="Légende 3" draw:style-name="gr6" draw:text-style-name="P8" svg:width="9.263cm" svg:height="1.045cm" svg:x="9.74cm" svg:y="0.191cm" draw:caption-point-x="-5.223cm" draw:caption-point-y="-0.347cm"><text:p><text:span text:style-name="T11">Quelque soit la méthode, le 1</text:span><text:span text:style-name="T12">er</text:span><text:span text:style-name="T11"> paramètre est toujours </text:span><text:span text:style-name="T13">self</text:span></text:p><text:p><text:span text:style-name="T11">Il désigne l’instance à laquelle on va appliquer cette méthode.</text:span></text:p></draw:caption><text:span text:style-name="Source_20_Text"><text:span text:style-name="T5"><text:s text:c="8"/></text:span></text:span><text:span text:style-name="Source_20_Text"><text:span text:style-name="T2">return</text:span></text:span><text:span text:style-name="Source_20_Text"><text:span text:style-name="T6"> </text:span></text:span><text:span text:style-name="Source_20_Text"><text:span text:style-name="T4">str</text:span></text:span><text:span text:style-name="Source_20_Text"><text:span text:style-name="T6">(</text:span></text:span><text:span text:style-name="Source_20_Text"><text:span text:style-name="T4">self</text:span></text:span><text:span text:style-name="Source_20_Text"><text:span text:style-name="T6">.valeur)</text:span></text:span></text:p>
      <text:p text:style-name="P1"/>
      <text:p text:style-name="P1"/>
      <text:p text:style-name="P1"/>
      <text:p text:style-name="P1"/>
      <text:p text:style-name="P1"><draw:custom-shape text:anchor-type="paragraph" draw:z-index="15" draw:name="Forme 5" draw:style-name="gr1" draw:text-style-name="P5" svg:width="0.426cm" svg:height="1.04cm" svg:x="6.01cm" svg:y="2.96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"><draw:caption text:anchor-type="paragraph" draw:z-index="10" draw:name="Légende 7" draw:style-name="gr3" draw:text-style-name="P6" svg:width="7.903cm" svg:height="1.015cm" svg:x="11.086cm" svg:y="0.062cm" draw:caption-point-x="-8.617cm" draw:caption-point-y="0.489cm"><text:p><text:span text:style-name="T10">C</text:span><text:span text:style-name="T10">r</text:span><text:span text:style-name="T10">é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’</text:span><text:span text:style-name="T10">u</text:span><text:span text:style-name="T10">n</text:span><text:span text:style-name="T10">e</text:span><text:span text:style-name="T10"> </text:span><text:span text:style-name="T10">n</text:span><text:span text:style-name="T10">o</text:span><text:span text:style-name="T10">u</text:span><text:span text:style-name="T10">v</text:span><text:span text:style-name="T10">e</text:span><text:span text:style-name="T10">l</text:span><text:span text:style-name="T10">l</text:span><text:span text:style-name="T10">e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n</text:span><text:span text:style-name="T10">c</text:span><text:span text:style-name="T10">e</text:span><text:span text:style-name="T10"> </text:span><text:span text:style-name="T10">d</text:span><text:span text:style-name="T10">e</text:span><text:span text:style-name="T10"> </text:span><text:span text:style-name="T10">l</text:span><text:span text:style-name="T10">’</text:span><text:span text:style-name="T10">o</text:span><text:span text:style-name="T10">b</text:span><text:span text:style-name="T10">j</text:span><text:span text:style-name="T10">e</text:span><text:span text:style-name="T10">t </text:span><text:span text:style-name="T10">D</text:span><text:span text:style-name="T10">é</text:span><text:span text:style-name="T10">.</text:span></text:p><text:p><text:span text:style-name="T10">O</text:span><text:span text:style-name="T10">n</text:span><text:span text:style-name="T10"> </text:span><text:span text:style-name="T10">m</text:span><text:span text:style-name="T10">e</text:span><text:span text:style-name="T10">t </text:span><text:span text:style-name="T10">t</text:span><text:span text:style-name="T10">o</text:span><text:span text:style-name="T10">u</text:span><text:span text:style-name="T10">j</text:span><text:span text:style-name="T10">o</text:span><text:span text:style-name="T10">u</text:span><text:span text:style-name="T10">r</text:span><text:span text:style-name="T10">s</text:span><text:span text:style-name="T10"> </text:span><text:span text:style-name="T10">d</text:span><text:span text:style-name="T10">e</text:span><text:span text:style-name="T10">s</text:span><text:span text:style-name="T10"> </text:span><text:span text:style-name="T10">p</text:span><text:span text:style-name="T10">a</text:span><text:span text:style-name="T10">r</text:span><text:span text:style-name="T10">e</text:span><text:span text:style-name="T10">n</text:span><text:span text:style-name="T10">t</text:span><text:span text:style-name="T10">h</text:span><text:span text:style-name="T10">è</text:span><text:span text:style-name="T10">s</text:span><text:span text:style-name="T10">e</text:span><text:span text:style-name="T10">s</text:span><text:span text:style-name="T10">.</text:span></text:p></draw:caption></text:p>
      <text:p text:style-name="P1"><text:span text:style-name="Source_20_Text"><text:span text:style-name="T6">a = Dé(6)</text:span></text:span></text:p>
      <text:p text:style-name="P1"><draw:custom-shape text:anchor-type="paragraph" draw:z-index="14" draw:name="Forme 4" draw:style-name="gr1" draw:text-style-name="P5" svg:width="0.426cm" svg:height="1.04cm" svg:x="6.01cm" svg:y="0.29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Source_20_Text"><text:span text:style-name="T6"/></text:span></text:p>
      <text:p text:style-name="P1"><draw:caption text:anchor-type="paragraph" draw:z-index="11" draw:name="Légende 8" draw:style-name="gr3" draw:text-style-name="P6" svg:width="7.903cm" svg:height="1.015cm" svg:x="11.086cm" svg:y="0.127cm" draw:caption-point-x="-4.651cm" draw:caption-point-y="0.296cm"><text:p><text:span text:style-name="T10">On a accès aux attributs.</text:span></text:p><text:p><text:span text:style-name="T10">Pas de parenthèses.</text:span></text:p></draw:caption><text:span text:style-name="Source_20_Text"><text:span text:style-name="T4">print</text:span></text:span><text:span text:style-name="Source_20_Text"><text:span text:style-name="T6">(a.valeur)</text:span></text:span></text:p>
      <text:p text:style-name="P1"><text:span text:style-name="Source_20_Text"><text:span text:style-name="T4">print</text:span></text:span><text:span text:style-name="Source_20_Text"><text:span text:style-name="T6">(a.nombre_de_faces)</text:span></text:span></text:p>
      <text:p text:style-name="P1"><text:span text:style-name="Source_20_Text"><text:span text:style-name="T4">print</text:span></text:span><text:span text:style-name="Source_20_Text"><text:span text:style-name="T6">(a)</text:span></text:span></text:p>
      <text:p text:style-name="P1"><draw:caption text:anchor-type="paragraph" draw:z-index="12" draw:name="Légende 9" draw:style-name="gr3" draw:text-style-name="P6" svg:width="7.903cm" svg:height="1.015cm" svg:x="11.086cm" svg:y="0.192cm" draw:caption-point-x="-4.651cm" draw:caption-point-y="0.494cm"><text:p><text:span text:style-name="T10">O</text:span><text:span text:style-name="T10">n</text:span><text:span text:style-name="T10"> </text:span><text:span text:style-name="T10">a</text:span><text:span text:style-name="T10"> </text:span><text:span text:style-name="T10">é</text:span><text:span text:style-name="T10">g</text:span><text:span text:style-name="T10">a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 </text:span><text:span text:style-name="T10">a</text:span><text:span text:style-name="T10">c</text:span><text:span text:style-name="T10">c</text:span><text:span text:style-name="T10">è</text:span><text:span text:style-name="T10">s</text:span><text:span text:style-name="T10"> </text:span><text:span text:style-name="T10">a</text:span><text:span text:style-name="T10">u</text:span><text:span text:style-name="T10">x</text:span><text:span text:style-name="T10"> </text:span><text:span text:style-name="T10">m</text:span><text:span text:style-name="T10">é</text:span><text:span text:style-name="T10">t</text:span><text:span text:style-name="T10">h</text:span><text:span text:style-name="T10">o</text:span><text:span text:style-name="T10">d</text:span><text:span text:style-name="T10">e</text:span><text:span text:style-name="T10">s</text:span><text:span text:style-name="T10">.</text:span></text:p><text:p><text:span text:style-name="T10">T</text:span><text:span text:style-name="T10">o</text:span><text:span text:style-name="T10">u</text:span><text:span text:style-name="T10">j</text:span><text:span text:style-name="T10">o</text:span><text:span text:style-name="T10">u</text:span><text:span text:style-name="T10">r</text:span><text:span text:style-name="T10">s</text:span><text:span text:style-name="T10"> </text:span><text:span text:style-name="T10">d</text:span><text:span text:style-name="T10">e</text:span><text:span text:style-name="T10">s</text:span><text:span text:style-name="T10"> </text:span><text:span text:style-name="T10">p</text:span><text:span text:style-name="T10">a</text:span><text:span text:style-name="T10">r</text:span><text:span text:style-name="T10">e</text:span><text:span text:style-name="T10">n</text:span><text:span text:style-name="T10">t</text:span><text:span text:style-name="T10">h</text:span><text:span text:style-name="T10">è</text:span><text:span text:style-name="T10">s</text:span><text:span text:style-name="T10">e</text:span><text:span text:style-name="T10">s</text:span><text:span text:style-name="T10">.</text:span></text:p></draw:caption><text:span text:style-name="Source_20_Text"><text:span text:style-name="T6"/></text:span></text:p>
      <text:p text:style-name="P1"><text:span text:style-name="Source_20_Text"><text:span text:style-name="T4">print</text:span></text:span><text:span text:style-name="Source_20_Text"><text:span text:style-name="T6">(a.relancer())</text:span></text:span></text:p>
      <text:p text:style-name="P2"><text:span text:style-name="Source_20_Text"><text:span text:style-name="T4">print</text:span></text:span><text:span text:style-name="Source_20_Text"><text:span text:style-name="T6">(a.relancer(</text:span></text:span><text:span text:style-name="Source_20_Text"><text:span text:style-name="T3">True</text:span></text:span><text:span text:style-name="Source_20_Text"><text:span text:style-name="T6">))</text:span></text:span></text:p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draw:marker draw:name="Arrow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7-19T18:25:19.593656957</dc:date>
    <meta:editing-duration>PT17H41M47S</meta:editing-duration>
    <meta:editing-cycles>160</meta:editing-cycles>
    <meta:document-statistic meta:table-count="0" meta:image-count="0" meta:object-count="0" meta:page-count="1" meta:paragraph-count="22" meta:word-count="69" meta:character-count="717" meta:non-whitespace-character-count="566"/>
  </office:meta>
</office:document-meta>
</file>